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9.499cm"/>
    </style:style>
    <style:style style:name="Table1.B" style:family="table-column">
      <style:table-column-properties style:column-width="7.51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1.408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111cm"/>
    </style:style>
    <style:style style:name="Table1.4" style:family="table-row">
      <style:table-row-properties style:min-row-height="1.191cm"/>
    </style:style>
    <style:style style:name="P1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3pt" fo:font-weight="bold" officeooo:rsid="001e0340" officeooo:paragraph-rsid="001e0340" style:font-size-asian="13pt" style:font-weight-asian="bold" style:font-size-complex="13pt" style:font-weight-complex="bold"/>
    </style:style>
    <style:style style:name="P2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3pt" fo:font-weight="bold" officeooo:rsid="001e0340" officeooo:paragraph-rsid="001e0340" style:font-size-asian="13pt" style:font-weight-asian="bold" style:font-size-complex="13pt" style:font-weight-complex="bold"/>
    </style:style>
    <style:style style:name="P3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3pt" fo:font-weight="bold" officeooo:rsid="00215bb5" officeooo:paragraph-rsid="001f7bec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3pt" officeooo:rsid="001e0340" officeooo:paragraph-rsid="001e0340" style:font-size-asian="13pt" style:font-size-complex="13pt"/>
    </style:style>
    <style:style style:name="P5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3pt" officeooo:rsid="001e0340" officeooo:paragraph-rsid="002cd11c" style:font-size-asian="13pt" style:font-size-complex="13pt"/>
    </style:style>
    <style:style style:name="P6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3pt" officeooo:rsid="001e0340" officeooo:paragraph-rsid="001e0340" style:font-size-asian="13pt" style:font-size-complex="13pt"/>
    </style:style>
    <style:style style:name="P7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3pt" officeooo:rsid="0028b9cc" officeooo:paragraph-rsid="001e0340" style:font-size-asian="13pt" style:font-size-complex="13pt"/>
    </style:style>
    <style:style style:name="P8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3pt" fo:font-weight="normal" officeooo:rsid="002b1905" officeooo:paragraph-rsid="001e0340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margin-top="0.101cm" fo:margin-bottom="0.101cm" loext:contextual-spacing="false" fo:text-align="start" style:justify-single-word="false"/>
      <style:text-properties officeooo:paragraph-rsid="001e0340"/>
    </style:style>
    <style:style style:name="P10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font-size="13pt" fo:font-weight="bold" officeooo:rsid="001e0340" officeooo:paragraph-rsid="001e0340" style:font-size-asian="13pt" style:font-weight-asian="bold" style:font-size-complex="13pt" style:font-weight-complex="bold"/>
    </style:style>
    <style:style style:name="P11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3pt" officeooo:rsid="002b1905" officeooo:paragraph-rsid="002b1905" style:font-size-asian="13pt" style:font-size-complex="13pt"/>
    </style:style>
    <style:style style:name="P12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3pt" fo:font-style="italic" officeooo:rsid="002b1905" officeooo:paragraph-rsid="002b1905" style:font-size-asian="13pt" style:font-style-asian="italic" style:font-size-complex="13pt" style:font-style-complex="italic"/>
    </style:style>
    <style:style style:name="P13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3pt" officeooo:rsid="002cfd1f" officeooo:paragraph-rsid="002cfd1f" style:font-size-asian="13pt" style:font-size-complex="13pt"/>
    </style:style>
    <style:style style:name="P14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3pt" officeooo:rsid="002b1905" officeooo:paragraph-rsid="002cfd1f" style:font-size-asian="13pt" style:font-size-complex="13pt"/>
    </style:style>
    <style:style style:name="P15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3pt" fo:font-style="italic" officeooo:rsid="002cfd1f" officeooo:paragraph-rsid="002cfd1f" style:font-size-asian="13pt" style:font-style-asian="italic" style:font-size-complex="13pt" style:font-style-complex="italic"/>
    </style:style>
    <style:style style:name="P16" style:family="paragraph" style:parent-style-name="Table_20_Contents">
      <style:paragraph-properties fo:margin-top="0.101cm" fo:margin-bottom="0.101cm" loext:contextual-spacing="false" fo:text-align="start" style:justify-single-word="false"/>
      <style:text-properties officeooo:paragraph-rsid="001e0340"/>
    </style:style>
    <style:style style:name="T1" style:family="text">
      <style:text-properties officeooo:rsid="001f7be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0340" style:font-weight-asian="bold" style:font-weight-complex="bold"/>
    </style:style>
    <style:style style:name="T4" style:family="text">
      <style:text-properties fo:font-size="13pt" officeooo:rsid="001e0340" style:font-size-asian="13pt" style:font-size-complex="13pt"/>
    </style:style>
    <style:style style:name="T5" style:family="text">
      <style:text-properties fo:font-size="13pt" officeooo:rsid="0028b9cc" style:font-size-asian="13pt" style:font-size-complex="13pt"/>
    </style:style>
    <style:style style:name="T6" style:family="text">
      <style:text-properties fo:font-size="13pt" officeooo:rsid="002cfd1f" style:font-size-asian="13pt" style:font-size-complex="13pt"/>
    </style:style>
    <style:style style:name="T7" style:family="text">
      <style:text-properties fo:font-size="13pt" fo:font-weight="bold" officeooo:rsid="001e0340" style:font-size-asian="13pt" style:font-weight-asian="bold" style:font-size-complex="13pt" style:font-weight-complex="bold"/>
    </style:style>
    <style:style style:name="T8" style:family="text">
      <style:text-properties fo:font-size="13pt" fo:font-weight="normal" officeooo:rsid="002b1905" style:font-size-asian="13pt" style:font-weight-asian="normal" style:font-size-complex="13pt" style:font-weight-complex="normal"/>
    </style:style>
    <style:style style:name="T9" style:family="text">
      <style:text-properties fo:font-size="13pt" fo:font-weight="normal" officeooo:rsid="002cfd1f" style:font-size-asian="13pt" style:font-weight-asian="normal" style:font-size-complex="13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8b9cc" style:font-weight-asian="normal" style:font-weight-complex="normal"/>
    </style:style>
    <style:style style:name="T12" style:family="text">
      <style:text-properties fo:font-weight="normal" officeooo:rsid="002cfd1f" style:font-weight-asian="normal" style:font-weight-complex="normal"/>
    </style:style>
    <style:style style:name="T13" style:family="text">
      <style:text-properties officeooo:rsid="002aa013"/>
    </style:style>
    <style:style style:name="T14" style:family="text">
      <style:text-properties officeooo:rsid="002b1905"/>
    </style:style>
    <style:style style:name="T15" style:family="text">
      <style:text-properties officeooo:rsid="002b128e"/>
    </style:style>
    <style:style style:name="T16" style:family="text">
      <style:text-properties officeooo:rsid="002cfd1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AS DE REUNIÓN <text:span text:style-name="T13">3</text:span></text:p>
      <text:p text:style-name="P1">(ITERACIÓN <text:span text:style-name="T14">3</text:span>)</text:p>
      <text:p text:style-name="P2">Fecha: <text:span text:style-name="T12">23 de mayo 2022</text:span></text:p>
      <text:p text:style-name="P4"><text:span text:style-name="T2">Duración:</text:span><text:span text:style-name="T10"> </text:span><text:span text:style-name="T11">1</text:span><text:span text:style-name="T10"> </text:span>horas.</text:p>
      <text:p text:style-name="P6"/>
      <text:p text:style-name="P2">ASISTENTES :</text:p>
      <text:p text:style-name="P5"><text:tab/>- Cristina <text:span text:style-name="T15">Rodríguez</text:span> de los Ríos Medina</text:p>
      <text:p text:style-name="P4"><text:tab/>- Sofía García Heras</text:p>
      <text:p text:style-name="P4"/>
      <text:p text:style-name="P2">ORDEN DEL DÍA</text:p>
      <text:p text:style-name="P9"><text:span text:style-name="T4"><text:tab/></text:span><text:span text:style-name="T5">Revisar el trabajo desde el principio y corregir errores que se vayan viendo. </text:span></text:p>
      <text:p text:style-name="P7"><text:tab/><text:span text:style-name="T14">Reparto de tests</text:span></text:p>
      <text:p text:style-name="P4"><text:tab/></text:p>
      <table:table table:name="Table1" table:style-name="Table1">
        <table:table-column table:style-name="Table1.A"/>
        <table:table-column table:style-name="Table1.B"/>
        <table:table-row table:style-name="TableLine94755774709408">
          <table:table-cell table:style-name="Table1.A1" office:value-type="string">
            <text:p text:style-name="P10">TEMAS TRATADOS Y ACUERDOS</text:p>
          </table:table-cell>
          <table:table-cell table:style-name="Table1.B1" office:value-type="string">
            <text:p text:style-name="P10">RESPONSABLES Y FECHA</text:p>
          </table:table-cell>
        </table:table-row>
        <table:table-row table:style-name="Table1.2">
          <table:table-cell table:style-name="Table1.A2" office:value-type="string">
            <text:p text:style-name="P11">ACUERDO: hacer las pruebas unitarias (test) de los diferentes módulos del juego</text:p>
          </table:table-cell>
          <table:table-cell table:style-name="Table1.B2" office:value-type="string">
            <text:p text:style-name="P16"><text:span text:style-name="T6">Cristina</text:span><text:span text:style-name="T4"> ; </text:span><text:span text:style-name="T6">Final iteración</text:span></text:p>
          </table:table-cell>
        </table:table-row>
        <table:table-row table:style-name="Table1.3">
          <table:table-cell table:style-name="Table1.A2" office:value-type="string">
            <text:p text:style-name="P12">Makefile: actualizarlo para que funcione con directorios</text:p>
            <text:p text:style-name="P12"><text:s text:c="3"/>~ Problema: no se enlazaban bien las carpetas</text:p>
          </table:table-cell>
          <table:table-cell table:style-name="Table1.B2" office:value-type="string">
            <text:p text:style-name="P14">Sofía; <text:span text:style-name="T3"><text:s/></text:span><text:span text:style-name="T12">23 de mayo 2022</text:span></text:p>
          </table:table-cell>
        </table:table-row>
        <table:table-row table:style-name="Table1.4">
          <table:table-cell table:style-name="Table1.A2" office:value-type="string">
            <text:p text:style-name="P12">ACUERDO: revisar el código del juego y corrección de errores</text:p>
          </table:table-cell>
          <table:table-cell table:style-name="Table1.B2" office:value-type="string">
            <text:p text:style-name="P13">Todos; Final iteración</text:p>
          </table:table-cell>
        </table:table-row>
      </table:table>
      <text:p text:style-name="P4"/>
      <text:p text:style-name="P4"/>
      <text:p text:style-name="P2">VALORACIÓN DE REUNIÓN. <text:span text:style-name="T1">Aspectos a mejorar.</text:span></text:p>
      <text:p text:style-name="P9"><text:span text:style-name="T7"><text:tab/></text:span><text:span text:style-name="T8">Se han solucionado los problemas que han ido surgiendo, sin demorar el flujo del trabajo, pudiendo </text:span><text:span text:style-name="T9">cumplir con los plazos marcados</text:span><text:span text:style-name="T8">. </text:span></text:p>
      <text:p text:style-name="P8"><text:tab/>En principio todo correcto y revisado, listo para entregar.</text:p>
      <text:p text:style-name="P4"><text:tab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0T21:01:05.458660336</meta:creation-date>
    <dc:date>2022-06-21T19:20:30.133196375</dc:date>
    <meta:editing-duration>PT30M6S</meta:editing-duration>
    <meta:editing-cycles>8</meta:editing-cycles>
    <meta:generator>LibreOffice/6.4.7.2$Linux_X86_64 LibreOffice_project/40$Build-2</meta:generator>
    <meta:document-statistic meta:table-count="1" meta:image-count="0" meta:object-count="0" meta:page-count="1" meta:paragraph-count="24" meta:word-count="138" meta:character-count="849" meta:non-whitespace-character-count="719"/>
  </office:meta>
</office:document-meta>
</file>